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officeooo:rsid="004e882d" officeooo:paragraph-rsid="004e882d" style:font-size-asian="12.25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4pt" officeooo:rsid="0054b8db" officeooo:paragraph-rsid="0054b8db" style:font-size-asian="12.25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36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Ubuntu" fo:font-size="14pt" officeooo:rsid="004adb10" officeooo:paragraph-rsid="004adb10" style:font-size-asian="12.25pt" style:font-size-complex="14pt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Ubuntu" fo:font-size="14pt" officeooo:rsid="0057759f" officeooo:paragraph-rsid="0057759f" style:font-size-asian="12.25pt" style:font-size-complex="14pt"/>
    </style:style>
    <style:style style:name="P39" style:family="paragraph" style:parent-style-name="Text_20_body">
      <style:paragraph-properties fo:line-height="150%" fo:text-align="start" style:justify-single-word="false"/>
      <style:text-properties style:font-name="Ubuntu" fo:font-size="14pt" officeooo:rsid="00588420" officeooo:paragraph-rsid="00588420" style:font-size-asian="12.25pt" style:font-size-complex="14pt"/>
    </style:style>
    <style:style style:name="P40" style:family="paragraph" style:parent-style-name="Text_20_body">
      <style:paragraph-properties fo:line-height="150%" fo:text-align="start" style:justify-single-word="false"/>
      <style:text-properties style:font-name="Ubuntu" fo:font-size="14pt" officeooo:rsid="005a77b8" officeooo:paragraph-rsid="005a77b8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style:font-name="Ubuntu" fo:font-weight="normal" fo:background-color="transparent" loext:char-shading-value="0" style:font-size-asian="14pt"/>
    </style:style>
    <style:style style:name="T26" style:family="text">
      <style:text-properties fo:color="#000000" loext:opacity="100%" style:font-name="Ubuntu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style:font-name="Ubuntu" fo:font-weight="normal" officeooo:rsid="003f31c1" fo:background-color="transparent" loext:char-shading-value="0" style:font-size-asian="14pt"/>
    </style:style>
    <style:style style:name="T28" style:family="text">
      <style:text-properties officeooo:rsid="0049a606"/>
    </style:style>
    <style:style style:name="T29" style:family="text">
      <style:text-properties officeooo:rsid="0049becc"/>
    </style:style>
    <style:style style:name="T30" style:family="text">
      <style:text-properties officeooo:rsid="004d162d"/>
    </style:style>
    <style:style style:name="T31" style:family="text">
      <style:text-properties officeooo:rsid="00511467"/>
    </style:style>
    <style:style style:name="T32" style:family="text">
      <style:text-properties officeooo:rsid="0052549a"/>
    </style:style>
    <style:style style:name="T33" style:family="text">
      <style:text-properties officeooo:rsid="0053a3dd"/>
    </style:style>
    <style:style style:name="T34" style:family="text">
      <style:text-properties officeooo:rsid="0055c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35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2">on - <text:span text:style-name="T21">Préfixo de ligação de ação</text:span></text:p>
      <text:p text:style-name="P22">click - <text:span text:style-name="T21">Quando clicar</text:span></text:p>
      <text:p text:style-name="P22">mouseover - <text:span text:style-name="T21">Quando o cursor entrar</text:span></text:p>
      <text:p text:style-name="P22">mouseout - <text:span text:style-name="T21">Quando o cursor sair</text:span></text:p>
      <text:p text:style-name="P22">mousemove - <text:span text:style-name="T21">Enquanto o cursor se mover</text:span></text:p>
      <text:p text:style-name="P22">mousedown - <text:span text:style-name="T21">Enquanto clicar e segurar</text:span> </text:p>
      <text:p text:style-name="P22">mouseup - <text:span text:style-name="T21">Quando soltar o clique</text:span></text:p>
      <text:p text:style-name="P23">function - Função</text:p>
      <text:p text:style-name="P16">.<text:span text:style-name="T21">addEventListener(‘ ‘, ) - Presta atenção em um determinado evento</text:span></text:p>
      <text:p text:style-name="P24">if - Se</text:p>
      <text:p text:style-name="P24">else - Se não</text:p>
      <text:p text:style-name="P25">else if - Se não, se</text:p>
      <text:p text:style-name="P26">switch( ) - <text:span text:style-name="T22">Testar</text:span></text:p>
      <text:p text:style-name="P27">case - Caso resulte</text:p>
      <text:p text:style-name="P27"><text:soft-page-break/>default - Padrão</text:p>
      <text:p text:style-name="P26">break - <text:span text:style-name="T22">Encerra</text:span></text:p>
      <text:p text:style-name="P28">onload=” <text:s/>“ - <text:span text:style-name="T23">Faz a function carregar junto do site</text:span></text:p>
      <text:p text:style-name="P28"><text:span text:style-name="T25">.createElement</text:span><text:span text:style-name="T26">( <text:s/>) - Cria uma tag</text:span></text:p>
      <text:p text:style-name="P28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8"><text:span text:style-name="T25">.appendChild</text:span><text:span text:style-name="T26">( <text:s/>) - Adiciona um elemento como filho (embaixo)</text:span></text:p>
      <text:p text:style-name="P16">.<text:span text:style-name="T24">checked - checado</text:span></text:p>
      <text:p text:style-name="P30">do - faça</text:p>
      <text:p text:style-name="P29">while( <text:s/>) - enquanto…</text:p>
      <text:p text:style-name="P31">do… while( <text:s/>) - faça… enquanto</text:p>
      <text:p text:style-name="P33">for( <text:s/>) - </text:p>
      <text:p text:style-name="P32">in - Em</text:p>
      <text:p text:style-name="P16">.<text:span text:style-name="T28">text - Valor do option </text:span><text:span text:style-name="T29">(parte de dentro)</text:span></text:p>
      <text:p text:style-name="P37">[ <text:s/>] - <text:span text:style-name="T30">array (vetor)</text:span></text:p>
      <text:p text:style-name="P38">{ <text:s/>} - Objeto</text:p>
      <text:p text:style-name="P32">.<text:span text:style-name="T31">indexOf( ) - busca algum elemento dentro de um array </text:span><text:span text:style-name="T32">(se o elemento não existir retorna o valor -1)</text:span></text:p>
      <text:p text:style-name="P16">.<text:span text:style-name="T33">push( ) - Adiciona na ultima posição</text:span></text:p>
      <text:p text:style-name="P16">.<text:span text:style-name="T33">length - quantidade de elementos</text:span></text:p>
      <text:p text:style-name="P16">.<text:span text:style-name="T33">sort( ) - coloca os elementos em ordem crescente</text:span></text:p>
      <text:p text:style-name="P34">return - Retorna o resultado de uma função</text:p>
      <text:p text:style-name="P16">! - <text:span text:style-name="T34">Não</text:span></text:p>
      <text:p text:style-name="P39">objeto.indice - mostra um valor único em um objeto</text:p>
      <text:p text:style-name="P40">this - auto-referencia ao objeto</text:p>
      <text:p text:style-name="P16"><text:soft-page-break/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23T07:54:51.076029879</dc:date>
    <meta:editing-duration>PT20H13M33S</meta:editing-duration>
    <meta:editing-cycles>41</meta:editing-cycles>
    <meta:generator>LibreOffice/7.3.5.2$Linux_X86_64 LibreOffice_project/30$Build-2</meta:generator>
    <meta:document-statistic meta:table-count="0" meta:image-count="0" meta:object-count="0" meta:page-count="4" meta:paragraph-count="67" meta:word-count="497" meta:character-count="2765" meta:non-whitespace-character-count="2308"/>
  </office:meta>
</office:document-meta>
</file>